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style:text-autospace="none" fo:text-align="justify" fo:margin-top="0.3333in" fo:margin-bottom="0.1666in" style:line-height-at-least="0.175in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9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T20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21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2" style:parent-style-name="Standardnípísmoodstavce" style:family="text">
      <style:text-properties style:font-name-complex="Calibri" style:font-size-complex="11.5pt" fo:language="en" fo:country="US"/>
    </style:style>
    <style:style style:name="T23" style:parent-style-name="Standardnípísmoodstavce" style:family="text">
      <style:text-properties style:font-name-complex="Calibri" style:font-size-complex="11.5pt"/>
    </style:style>
    <style:style style:name="P2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5" style:parent-style-name="Standardnípísmoodstavce" style:family="text">
      <style:text-properties style:font-name-complex="Calibri" style:font-size-complex="11.5pt" fo:language="en" fo:country="US"/>
    </style:style>
    <style:style style:name="T26" style:parent-style-name="Standardnípísmoodstavce" style:family="text">
      <style:text-properties style:font-name-complex="Calibri" style:font-size-complex="11.5pt"/>
    </style:style>
    <style:style style:name="T27" style:parent-style-name="Standardnípísmoodstavce" style:family="text">
      <style:text-properties style:font-name-complex="Calibri" style:font-size-complex="11.5pt"/>
    </style:style>
    <style:style style:name="P2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9" style:parent-style-name="Standardnípísmoodstavce" style:family="text">
      <style:text-properties style:font-name-complex="Calibri" style:font-size-complex="11.5pt" fo:language="en" fo:country="US"/>
    </style:style>
    <style:style style:name="T30" style:parent-style-name="Standardnípísmoodstavce" style:family="text">
      <style:text-properties style:font-name-complex="Calibri" style:font-size-complex="11.5pt"/>
    </style:style>
    <style:style style:name="T31" style:parent-style-name="Standardnípísmoodstavce" style:family="text">
      <style:text-properties style:font-name-complex="Calibri" style:font-size-complex="11.5pt"/>
    </style:style>
    <style:style style:name="P32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3" style:parent-style-name="Standardnípísmoodstavce" style:family="text">
      <style:text-properties style:font-name-complex="Calibri" style:font-size-complex="11.5pt" fo:language="en" fo:country="US"/>
    </style:style>
    <style:style style:name="T34" style:parent-style-name="Standardnípísmoodstavce" style:family="text">
      <style:text-properties style:font-name-complex="Calibri" style:font-size-complex="11.5pt"/>
    </style:style>
    <style:style style:name="T35" style:parent-style-name="Standardnípísmoodstavce" style:family="text">
      <style:text-properties style:font-name-complex="Calibri" fo:color="#008576" style:font-size-complex="11.5pt" style:text-underline-type="single" style:text-underline-style="solid" style:text-underline-width="auto" style:text-underline-mode="continuous"/>
    </style:style>
    <style:style style:name="T36" style:parent-style-name="Standardnípísmoodstavce" style:family="text">
      <style:text-properties style:font-name-complex="Calibri" style:font-size-complex="11.5pt" fo:language="en" fo:country="US"/>
    </style:style>
    <style:style style:name="T37" style:parent-style-name="Standardnípísmoodstavce" style:family="text">
      <style:text-properties style:font-name-complex="Calibri" style:font-size-complex="11.5pt"/>
    </style:style>
    <style:style style:name="T38" style:parent-style-name="Standardnípísmoodstavce" style:family="text">
      <style:text-properties style:font-name-complex="Calibri" fo:color="#0000FF" style:font-size-complex="11.5pt" style:text-underline-type="single" style:text-underline-style="solid" style:text-underline-width="auto" style:text-underline-mode="continuous"/>
    </style:style>
    <style:style style:name="T39" style:parent-style-name="Standardnípísmoodstavce" style:family="text">
      <style:text-properties style:font-name-complex="Calibri" fo:color="#0000FF" style:font-size-complex="11.5pt" style:text-underline-type="single" style:text-underline-style="solid" style:text-underline-width="auto" style:text-underline-mode="continuous"/>
    </style:style>
    <style:style style:name="T40" style:parent-style-name="Standardnípísmoodstavce" style:family="text">
      <style:text-properties style:font-name-complex="Calibri" style:font-size-complex="11.5pt" fo:language="en" fo:country="US"/>
    </style:style>
    <style:style style:name="T41" style:parent-style-name="Standardnípísmoodstavce" style:family="text">
      <style:text-properties style:font-name-complex="Calibri" style:font-size-complex="11.5pt"/>
    </style:style>
    <style:style style:name="P42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43" style:parent-style-name="Standardnípísmoodstavce" style:family="text">
      <style:text-properties style:font-name-complex="Calibri" fo:color="#0000FF" style:font-size-complex="11.5pt" style:text-underline-type="single" style:text-underline-style="solid" style:text-underline-width="auto" style:text-underline-mode="continuous" fo:language="en" fo:country="US"/>
    </style:style>
    <style:style style:name="T44" style:parent-style-name="Standardnípísmoodstavce" style:family="text">
      <style:text-properties style:font-name-complex="Calibri" style:font-size-complex="11.5pt" fo:language="en" fo:country="US"/>
    </style:style>
    <style:style style:name="P45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46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47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48" style:parent-style-name="Standardnípísmoodstavce" style:family="text">
      <style:text-properties style:font-name-complex="Calibri" style:font-size-complex="11.5pt" fo:language="en" fo:country="US"/>
    </style:style>
    <style:style style:name="T49" style:parent-style-name="Standardnípísmoodstavce" style:family="text">
      <style:text-properties style:font-name-complex="Calibri" style:font-size-complex="11.5pt"/>
    </style:style>
    <style:style style:name="P50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51" style:parent-style-name="Standardnípísmoodstavce" style:family="text">
      <style:text-properties style:font-name-complex="Calibri" style:font-size-complex="11.5pt" fo:language="en" fo:country="US"/>
    </style:style>
    <style:style style:name="T52" style:parent-style-name="Standardnípísmoodstavce" style:family="text">
      <style:text-properties style:font-name-complex="Calibri" style:font-size-complex="11.5pt"/>
    </style:style>
    <style:style style:name="P53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style:font-size-complex="11.5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7/2020<text:bookmark-end text:name="Text14"/></text:p>
            <text:p text:style-name="Normální">KVOP-32474/2020<text:bookmark-end text:name="Text2"/></text:p>
            <text:p text:style-name="Normální"><text:bookmark-start text:name="Text6"/>07. 08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text:s/></text:p>
            <text:p text:style-name="Normální">F. H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<text:span text:style-name="T18">Odkaz na zve</text:span><text:span text:style-name="T19">řejněnou informaci podle § 6 odst. 1 zákona č. 106/1999<text:s/></text:span><text:span text:style-name="T20">Sb., o svobodném přístupu k informacím, ve znění pozdějších předpisů</text:span></text:p>
      <text:p text:style-name="P21"><text:span text:style-name="T22">Vážený pane H</text:span><text:span text:style-name="T23">.,</text:span></text:p>
      <text:p text:style-name="P24"><text:span text:style-name="T25">dne 4. 8. 2020 obdržela Kancelá</text:span><text:span text:style-name="T26">ř veřejného ochránce práv Vaši žádost podle zákona č. 106/1999 Sb., o svobodném přístupu k informacím, ve znění pozdějších předpisů, ve kter</text:span><text:span text:style-name="T27">é požadujete poskytnutí zprávy o šetření veřejného ochránce práv ze dne 16. 3. 2009, sp. zn. 5594/2009/DS, na níž ve své odpovědi odkázala starostka obce H.</text:span></text:p>
      <text:p text:style-name="P28"><text:span text:style-name="T29">„Pokud žádost o poskytnutí informace sm</text:span><text:span text:style-name="T30">ěřuje k poskytnutí zveřejněné informace, může povinný subjek</text:span><text:span text:style-name="T31">t co nejdříve, nejpozději však do sedmi dnů, místo poskytnutí informace sdělit žadateli údaje umožňující vyhledání a získání zveřejněné informace.“</text:span></text:p>
      <text:p text:style-name="P32"><text:span text:style-name="T33">Požadovanou informaci najdete zve</text:span><text:span text:style-name="T34">řejněnou na internetových stránkách veřejného ochránce práv (</text:span><text:a xlink:href="http://www.ochrance.cz/" office:target-frame-name="_top" xlink:show="replace"><text:span text:style-name="T35">www.ochrance.cz</text:span></text:a><text:span text:style-name="T36">). Požadovaný dokument je dostupný v Evidenci stanovisek ochrance (ESO) prost</text:span><text:span text:style-name="T37">řednictvím následujícího hypertextového odkazu:<text:s/></text:span><text:a xlink:href="https://eso.ochrance.cz/Nalezene/Edit/1696" office:target-frame-name="_top" xlink:show="replace"><text:span text:style-name="T38">https://eso.ochrance.cz/Nalez</text:span><text:span text:style-name="T39">ene/Edit/1696</text:span></text:a><text:span text:style-name="T40">. Dokument je i sou</text:span><text:span text:style-name="T41">částí sborníku Veřejné cesty, zveřejněného na webových stránkách ochránce (Úvod &gt; Další aktivity &gt; Publikace &gt; Sborníky Stanoviska;</text:span></text:p>
      <text:p text:style-name="P42"><text:a xlink:href="https://www.ochrance.cz/fileadmin/user_upload/Publikace/sborniky_stanoviska/Sbornik_Verejne_cesty-II.pdf" office:target-frame-name="_top" xlink:show="replace"><text:span text:style-name="T43">https://www.ochrance.cz/fileadmin/user_upload/Publikace/sborniky_stanoviska/Sbornik_Verejne_cesty-II.pdf</text:span></text:a><text:span text:style-name="T44">.</text:span></text:p>
      <text:p text:style-name="P45">S pozdravem</text:p>
      <text:p text:style-name="P46"/>
      <text:p text:style-name="P47"><text:span text:style-name="T48">JUDr. Pavel Po</text:span><text:span text:style-name="T49">řízek, Ph.D., v. r.</text:span></text:p>
      <text:p text:style-name="P50"><text:span text:style-name="T51">vedoucí Kancelá</text:span><text:span text:style-name="T52">ře veřejného ochránce práv</text:span></text:p>
      <text:p text:style-name="P53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3611in" svg:y="-0.0375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N83F*</text:span></text:p>
        <text:p text:style-name="P12"><text:span text:style-name="T13">KVOPX00AN83F</text:span>KVOPX00AN83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8-25T11:34:00Z</meta:creation-date>
    <dc:date>2020-08-25T11:34:00Z</dc:date>
    <meta:print-date>2020-08-07T07:56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48" meta:character-count="1711" meta:row-count="12" meta:non-whitespace-character-count="1466"/>
  </office:meta>
</office:document-meta>
</file>